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54in"/>
    </style:style>
    <style:style style:name="co2" style:family="table-column">
      <style:table-column-properties fo:break-before="auto" style:column-width="3.0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6.6598in"/>
    </style:style>
    <style:style style:name="co6" style:family="table-column">
      <style:table-column-properties fo:break-before="auto" style:column-width="2.5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ext-properties style:font-name="Liberation Sans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6"/>
        <table:table-column table:style-name="co3" table:default-cell-style-name="ce8"/>
        <table:table-row table:style-name="ro1">
          <table:table-cell table:style-name="Default" office:value-type="string" calcext:value-type="string">
            <text:p>Bill Of Materials for Team 4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ast Modified; 2021/11/23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CB version: 1.0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OM revision: 1.0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X: 6.5MHz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P/NP</text:p>
          </table:table-cell>
          <table:table-cell office:value-type="string" calcext:value-type="string">
            <text:p>MFG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PN</text:p>
          </table:table-cell>
          <table:table-cell table:style-name="Default" office:value-type="string" calcext:value-type="string">
            <text:p>Cost Ea</text:p>
          </table:table-cell>
          <table:table-cell table:style-name="Default" office:value-type="string" calcext:value-type="string">
            <text:p>Cost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table:number-columns-repeated="3"/>
          <table:table-cell office:value-type="string" calcext:value-type="string">
            <text:p>9V battery</text:p>
          </table:table-cell>
          <table:table-cell table:number-columns-repeated="3"/>
          <table:table-cell table:formula="of:=[.I8]*[.A8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19</text:p>
          </table:table-cell>
          <table:table-cell table:number-columns-repeated="2"/>
          <table:table-cell office:value-type="string" calcext:value-type="string">
            <text:p>CL10A105KO8NNNC</text:p>
          </table:table-cell>
          <table:table-cell office:value-type="string" calcext:value-type="string">
            <text:p>1 µF ±10% 16V Ceramic Capacitor X5R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1034-2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9]*[.A9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1608JB0J226M080AC</text:p>
          </table:table-cell>
          <table:table-cell office:value-type="string" calcext:value-type="string">
            <text:p>22 µF ±20% 6.3V Ceramic Capacitor JB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11192-2-ND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I10]*[.A10]"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, C7, C9, C11, C12, C15, C16, C27</text:p>
          </table:table-cell>
          <table:table-cell table:number-columns-repeated="2"/>
          <table:table-cell office:value-type="string" calcext:value-type="string">
            <text:p>C0603C104K4NACAUTO</text:p>
          </table:table-cell>
          <table:table-cell office:value-type="string" calcext:value-type="string">
            <text:p>0.1 µF ±10% 16V Ceramic Capacitor X8L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C0603C104K4NACAUTOTR-ND 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I11]*[.A11]" office:value-type="currency" office:currency="USD" office:value="1.04" calcext:value-type="currency">
            <text:p>$1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20, C22, C23</text:p>
          </table:table-cell>
          <table:table-cell table:number-columns-repeated="2"/>
          <table:table-cell office:value-type="string" calcext:value-type="string">
            <text:p>C1608JB0J226M080AC</text:p>
          </table:table-cell>
          <table:table-cell office:value-type="string" calcext:value-type="string">
            <text:p>22 µF ±20% 6.3V Ceramic Capacitor JB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11192-2-ND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I12]*[.A12]" office:value-type="currency" office:currency="USD" office:value="1.6" calcext:value-type="currency">
            <text:p>$1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8</text:p>
          </table:table-cell>
          <table:table-cell table:number-columns-repeated="2"/>
          <table:table-cell table:style-name="ce2" office:value-type="string" calcext:value-type="string">
            <text:p>CL10B562KB8NNNC </text:p>
          </table:table-cell>
          <table:table-cell table:style-name="ce2" office:value-type="string" calcext:value-type="string">
            <text:p>CAP CER 5600PF 50V X7R 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1276-2091-2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3]*[.A13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2"/>
          <table:table-cell table:style-name="ce2" office:value-type="string" calcext:value-type="string">
            <text:p>CL10C560JB8NNNC </text:p>
          </table:table-cell>
          <table:table-cell table:style-name="ce2" office:value-type="string" calcext:value-type="string">
            <text:p>CAP CER 56PF 50V C0G/NP0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1276-1197-2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4]*[.A14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, C18</text:p>
          </table:table-cell>
          <table:table-cell table:number-columns-repeated="2"/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1 µF 50 V Aluminum Electrolytic Capacitors Radia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8851-1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5]*[.A15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0603B103K500CT</text:p>
          </table:table-cell>
          <table:table-cell office:value-type="string" calcext:value-type="string">
            <text:p>10000 pF ±10% 50V Ceramic Capacitor X7R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92-1386-2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6]*[.A16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CL10B682JB8NNNC</text:p>
          </table:table-cell>
          <table:table-cell office:value-type="string" calcext:value-type="string">
            <text:p>6800 pF ±5% 50V Ceramic Capacitor X7R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2099-2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7]*[.A17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table:number-columns-repeated="2"/>
          <table:table-cell office:value-type="float" office:value="860010672004" calcext:value-type="float">
            <text:p>860010672004</text:p>
          </table:table-cell>
          <table:table-cell office:value-type="string" calcext:value-type="string">
            <text:p>0.47 µF 50 V Aluminum Electrolytic Capacitors Radia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8656-1-ND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I18]*[.A18]" office:value-type="currency" office:currency="USD" office:value="0.11" calcext:value-type="currency">
            <text:p>$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1, C26</text:p>
          </table:table-cell>
          <table:table-cell table:number-columns-repeated="2"/>
          <table:table-cell table:style-name="ce2" office:value-type="string" calcext:value-type="string">
            <text:p>CL10B471KB8NNNC </text:p>
          </table:table-cell>
          <table:table-cell table:style-name="ce2" office:value-type="string" calcext:value-type="string">
            <text:p>CAP CER 470PF 50V X7R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1276-1094-2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9]*[.A19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4, C25</text:p>
          </table:table-cell>
          <table:table-cell table:number-columns-repeated="2"/>
          <table:table-cell table:style-name="ce2" office:value-type="string" calcext:value-type="string">
            <text:p>CL10B102KB8NNNC </text:p>
          </table:table-cell>
          <table:table-cell table:style-name="ce2" office:value-type="string" calcext:value-type="string">
            <text:p>CAP CER 1000PF 50V X7R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1276-1018-2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20]*[.A20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BR0580S1-7</text:p>
          </table:table-cell>
          <table:table-cell office:value-type="string" calcext:value-type="string">
            <text:p>Diode Schottky 80 V 500mA Surface Mount SOD-123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BR0580S1-7DITR-ND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I21]*[.A21]"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table:number-columns-repeated="2"/>
          <table:table-cell office:value-type="float" office:value="734120110" calcext:value-type="float">
            <text:p>734120110</text:p>
          </table:table-cell>
          <table:table-cell office:value-type="string" calcext:value-type="string">
            <text:p>CONN UMC RCPT STR 50 OHM SM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5587TR-ND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I22]*[.A22]" office:value-type="currency" office:currency="USD" office:value="1.54" calcext:value-type="currency">
            <text:p>$1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2"/>
          <table:table-cell office:value-type="float" office:value="132134" calcext:value-type="float">
            <text:p>132134</text:p>
          </table:table-cell>
          <table:table-cell office:value-type="string" calcext:value-type="string">
            <text:p>CONN SMA JACK STR 50 OHM PC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CX1230-ND</text:p>
          </table:table-cell>
          <table:table-cell office:value-type="currency" office:currency="USD" office:value="5.27" calcext:value-type="currency">
            <text:p>$5.27</text:p>
          </table:table-cell>
          <table:table-cell table:formula="of:=[.I23]*[.A23]" office:value-type="currency" office:currency="USD" office:value="5.27" calcext:value-type="currency">
            <text:p>$5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table:style-name="ce2" office:value-type="string" calcext:value-type="string">
            <text:p>PH1-04-UA</text:p>
          </table:table-cell>
          <table:table-cell table:style-name="ce2" office:value-type="string" calcext:value-type="string">
            <text:p>CONN HEADER VERT 4POS </text:p>
          </table:table-cell>
          <table:table-cell office:value-type="string" calcext:value-type="string">
            <text:p>Digi-Key</text:p>
          </table:table-cell>
          <table:table-cell table:style-name="ce2" office:value-type="string" calcext:value-type="string">
            <text:p>2057-PH1-04-UA-ND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formula="of:=[.I24]*[.A24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7, JP8</text:p>
          </table:table-cell>
          <table:table-cell table:number-columns-repeated="2"/>
          <table:table-cell table:style-name="ce3" office:value-type="float" office:value="61300211121" calcext:value-type="float">
            <text:p>61300211121</text:p>
          </table:table-cell>
          <table:table-cell table:style-name="ce2" office:value-type="string" calcext:value-type="string">
            <text:p>Connector Header Through Hole 2 position 0.100" </text:p>
          </table:table-cell>
          <table:table-cell office:value-type="string" calcext:value-type="string">
            <text:p>Digi-Key</text:p>
          </table:table-cell>
          <table:table-cell table:style-name="ce2" office:value-type="string" calcext:value-type="string">
            <text:p>732-5315-ND </text:p>
          </table:table-cell>
          <table:table-cell table:style-name="ce8" office:value-type="currency" office:currency="USD" office:value="0.13" calcext:value-type="currency">
            <text:p>$0.13</text:p>
          </table:table-cell>
          <table:table-cell table:formula="of:=[.I25]*[.A25]" office:value-type="currency" office:currency="USD" office:value="0.13" calcext:value-type="currency">
            <text:p>$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3</text:p>
          </table:table-cell>
          <table:table-cell table:number-columns-repeated="2"/>
          <table:table-cell table:style-name="ce2" office:value-type="string" calcext:value-type="string">
            <text:p>LQG18HHR22J00D </text:p>
          </table:table-cell>
          <table:table-cell table:style-name="ce2" office:value-type="string" calcext:value-type="string">
            <text:p>FIXED IND 220NH 300MA 1.5OHM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490-17882-2-ND </text:p>
          </table:table-cell>
          <table:table-cell table:style-name="ce9" office:value-type="currency" office:currency="USD" office:value="0.31" calcext:value-type="currency">
            <text:p>$0.31</text:p>
          </table:table-cell>
          <table:table-cell table:formula="of:=[.I26]*[.A26]" office:value-type="currency" office:currency="USD" office:value="0.62" calcext:value-type="currency">
            <text:p>$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number-columns-repeated="2"/>
          <table:table-cell table:style-name="ce2" office:value-type="string" calcext:value-type="string">
            <text:p>CBMF1608T220K </text:p>
          </table:table-cell>
          <table:table-cell table:style-name="ce2" office:value-type="string" calcext:value-type="string">
            <text:p>FIXED IND 22UH 230MA 1.3 OHM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587-1721-2-ND  </text:p>
          </table:table-cell>
          <table:table-cell table:style-name="ce9" office:value-type="currency" office:currency="USD" office:value="0.26" calcext:value-type="currency">
            <text:p>$0.26</text:p>
          </table:table-cell>
          <table:table-cell table:formula="of:=[.I27]*[.A27]"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, L5, L6</text:p>
          </table:table-cell>
          <table:table-cell table:number-columns-repeated="2"/>
          <table:table-cell table:style-name="ce2" office:value-type="string" calcext:value-type="string">
            <text:p>MCL1608V1-1R2-R</text:p>
          </table:table-cell>
          <table:table-cell table:style-name="ce2" office:value-type="string" calcext:value-type="string">
            <text:p>FIXED IND 1.2UH 150MA 300MOHM </text:p>
          </table:table-cell>
          <table:table-cell table:style-name="ce5" office:value-type="string" calcext:value-type="string">
            <text:p>Digi-Key</text:p>
          </table:table-cell>
          <table:table-cell table:style-name="ce2" office:value-type="string" calcext:value-type="string">
            <text:p>283-MCL1608V1-1R2-RTR-ND 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formula="of:=[.I28]*[.A28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office:value-type="string" calcext:value-type="string">
            <text:p>Adafruit Accessories Mini Metal Speaker w/ Wires - 8 ohm 0.5W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1890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[.I29]*[.A29]" office:value-type="currency" office:currency="USD" office:value="1.95" calcext:value-type="currency">
            <text:p>$1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1</text:p>
          </table:table-cell>
          <table:table-cell table:number-columns-repeated="2"/>
          <table:table-cell office:value-type="string" calcext:value-type="string">
            <text:p>CMEJ-4618-42-L015</text:p>
          </table:table-cell>
          <table:table-cell office:value-type="string" calcext:value-type="string">
            <text:p>Microphones 4.6 mm, Omnidirectional, Wire Leads, 2.0 Vdc, Elecret Condenser Microphon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CMEJ-4618-42L015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I30]*[.A30]" office:value-type="currency" office:currency="USD" office:value="0.55" calcext:value-type="currency">
            <text:p>$0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T0603FRE132K2L</text:p>
          </table:table-cell>
          <table:table-cell office:value-type="string" calcext:value-type="string">
            <text:p>2.2 kOhms ±1% 0.1W, 1/10W Chip Resistor 0603 (1608 Metric) - Thin Fil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3-RT0603FRE132K2LTR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31]*[.A31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, R3, R4, R5, R6, R7, R8, R10, R11, R12, R13</text:p>
          </table:table-cell>
          <table:table-cell table:number-columns-repeated="2"/>
          <table:table-cell office:value-type="string" calcext:value-type="string">
            <text:p>RT0603FRE132K2L</text:p>
          </table:table-cell>
          <table:table-cell office:value-type="string" calcext:value-type="string">
            <text:p>2.2 kOhms ±1% 0.1W, 1/10W Chip Resistor 0603 (1608 Metric) - Thin Fil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3-RT0603FRE132K2LTR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32]*[.A32]" office:value-type="currency" office:currency="USD" office:value="1.1" calcext:value-type="currency">
            <text:p>$1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table:number-columns-repeated="2"/>
          <table:table-cell office:value-type="string" calcext:value-type="string">
            <text:p>RT0603FRE132K2L</text:p>
          </table:table-cell>
          <table:table-cell office:value-type="string" calcext:value-type="string">
            <text:p>2.2 kOhms ±1% 0.1W, 1/10W Chip Resistor 0603 (1608 Metric) - Thin Fil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3-RT0603FRE132K2LTR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33]*[.A33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V1, RV2, RV3, RV4</text:p>
          </table:table-cell>
          <table:table-cell table:number-columns-repeated="2"/>
          <table:table-cell office:value-type="string" calcext:value-type="string">
            <text:p>3361P-1-104GLF</text:p>
          </table:table-cell>
          <table:table-cell office:value-type="string" calcext:value-type="string">
            <text:p>100 kOhms 0.5W, 1/2W Gull Wing Surface Mount Trimmer Potentiometer Cermet 1.0 Turn Top Adjustmen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314R-1-104ETR-ND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I34]*[.A34]" office:value-type="currency" office:currency="USD" office:value="5.04" calcext:value-type="currency">
            <text:p>$5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7"/>
          <table:table-cell table:formula="of:=[.I35]*[.A3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LM2937IMP-5.0</text:p>
          </table:table-cell>
          <table:table-cell office:value-type="string" calcext:value-type="string">
            <text:p>Linear Voltage Regulator IC Positive Fixed 1 Output 400m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LM2937IMP-5.0TR-ND</text:p>
          </table:table-cell>
          <table:table-cell office:value-type="currency" office:currency="USD" office:value="3.25" calcext:value-type="currency">
            <text:p>$3.25</text:p>
          </table:table-cell>
          <table:table-cell table:formula="of:=[.I36]*[.A36]" office:value-type="currency" office:currency="USD" office:value="3.25" calcext:value-type="currency">
            <text:p>$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/>
          <table:table-cell table:style-name="ce2" office:value-type="string" calcext:value-type="string">
            <text:p>MCP6L04T-E/ST </text:p>
          </table:table-cell>
          <table:table-cell table:style-name="ce4" office:value-type="string" calcext:value-type="string">
            <text:p>IC OPAMP GP 4 CIRCUIT </text:p>
          </table:table-cell>
          <table:table-cell office:value-type="string" calcext:value-type="string">
            <text:p>Digi-Key</text:p>
          </table:table-cell>
          <table:table-cell table:style-name="ce2" office:value-type="string" calcext:value-type="string">
            <text:p>MCP6L04T-E/STTR-ND</text:p>
          </table:table-cell>
          <table:table-cell office:value-type="currency" office:currency="USD" office:value="0.46" calcext:value-type="currency">
            <text:p>$0.46</text:p>
          </table:table-cell>
          <table:table-cell table:formula="of:=[.I37]*[.A37]"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74HC4053PW,118</text:p>
          </table:table-cell>
          <table:table-cell office:value-type="string" calcext:value-type="string">
            <text:p>IC MUX/DEMUX TRIPLE 2X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727-4014-2-ND</text:p>
          </table:table-cell>
          <table:table-cell office:value-type="currency" office:currency="USD" office:value="0.51" calcext:value-type="currency">
            <text:p>$0.51</text:p>
          </table:table-cell>
          <table:table-cell table:formula="of:=[.I38]*[.A38]" office:value-type="currency" office:currency="USD" office:value="0.51" calcext:value-type="currency">
            <text:p>$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/>
          <table:table-cell office:value-type="string" calcext:value-type="string">
            <text:p>LA72914V-TLM-H</text:p>
          </table:table-cell>
          <table:table-cell office:value-type="string" calcext:value-type="string">
            <text:p>Modulator / Demodulator FM MODULATOR DEMODULA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LA72914V-TLM-H</text:p>
          </table:table-cell>
          <table:table-cell office:value-type="currency" office:currency="USD" office:value="7.01" calcext:value-type="currency">
            <text:p>$7.01</text:p>
          </table:table-cell>
          <table:table-cell table:formula="of:=[.I39]*[.A39]" office:value-type="currency" office:currency="USD" office:value="7.01" calcext:value-type="currency">
            <text:p>$7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/>
          <table:table-cell office:value-type="string" calcext:value-type="string">
            <text:p>ATTINY85-20SUR</text:p>
          </table:table-cell>
          <table:table-cell office:value-type="string" calcext:value-type="string">
            <text:p>8-bit Microcontrollers - MCU AVR 8KB FLSH 512B EE 512B SRAM-20MHz 5V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TINY85-20SUR</text:p>
          </table:table-cell>
          <table:table-cell office:value-type="string" calcext:value-type="string">
            <text:p>$1.43</text:p>
          </table:table-cell>
          <table:table-cell table:formula="of:=[.I40]*[.A40]" office:value-type="currency" office:currency="USD" office:value="1.43" calcext:value-type="currency">
            <text:p>$1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5:16:59.908000000</meta:creation-date>
    <dc:date>2021-11-23T16:16:31.813000000</dc:date>
    <meta:editing-duration>PT26M59S</meta:editing-duration>
    <meta:editing-cycles>8</meta:editing-cycles>
    <meta:generator>LibreOffice/7.1.5.2$Windows_X86_64 LibreOffice_project/85f04e9f809797b8199d13c421bd8a2b025d52b5</meta:generator>
    <meta:document-statistic meta:table-count="1" meta:cell-count="270" meta:object-count="0"/>
  </office:meta>
</office:document-meta>
</file>